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Fonts/Font_Tw_Cen_MT_Condensed_1.ttf" manifest:media-type="application/x-font-ttf"/>
  <manifest:file-entry manifest:full-path="Fonts/Font_Liberation_Serif_1.ttf" manifest:media-type="application/x-font-ttf"/>
  <manifest:file-entry manifest:full-path="Fonts/Font_Tw_Cen_MT_Condensed_2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jari Regular2" svg:font-family="'Manjari Regular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anjari Regular" svg:font-family="'Manjari Regular'" style:font-family-generic="roman" style:font-pitch="variable"/>
    <style:font-face style:name="Manjari Regular1" svg:font-family="'Manjari Regular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Tw Cen MT Condensed" svg:font-family="'Tw Cen MT Condensed'" style:font-family-generic="swiss" style:font-pitch="variable">
      <svg:font-face-src>
        <svg:font-face-uri xlink:href="Fonts/Font_Tw_Cen_MT_Condensed_1.ttf" xlink:type="simple" loext:font-style="normal" loext:font-weight="normal">
          <svg:font-face-format svg:string="truetype"/>
        </svg:font-face-uri>
        <svg:font-face-uri xlink:href="Fonts/Font_Tw_Cen_MT_Condensed_2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df6e3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5.338cm"/>
      <style:paragraph-properties style:writing-mode="lr-tb"/>
    </style:style>
    <style:style style:name="gr2" style:family="graphic" style:parent-style-name="standard">
      <style:graphic-properties svg:stroke-width="0.053cm" svg:stroke-color="#dc322f" draw:marker-start-width="0.279cm" draw:marker-end-width="0.279cm" draw:fill="none" draw:textarea-horizontal-align="justify" draw:textarea-vertical-align="middle" draw:auto-grow-height="false" fo:min-height="3.248cm" fo:min-width="2.28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dc322f" draw:marker-start-width="0.279cm" draw:marker-end-width="0.279cm" draw:fill="none" draw:textarea-horizontal-align="justify" draw:textarea-vertical-align="middle" draw:auto-grow-height="false" fo:min-height="3.196cm" fo:min-width="2.23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212cm" svg:stroke-color="#268bd2" draw:marker-start-width="0.517cm" draw:marker-end="Arrowheads_20_3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fill-color="#d33682" draw:textarea-vertical-align="middle" draw:auto-grow-height="false" fo:min-height="1.147cm" fo:min-width="0.897cm"/>
    </style:style>
    <style:style style:name="gr6" style:family="graphic" style:parent-style-name="standard">
      <style:graphic-properties draw:stroke="none" svg:stroke-color="#000000" draw:fill="none" draw:fill-color="#ffffff" fo:min-height="0.6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3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03cm"/>
      <style:paragraph-properties style:writing-mode="lr-tb"/>
    </style:style>
    <style:style style:name="gr9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10" style:family="graphic" style:parent-style-name="objectwithoutfill">
      <style:graphic-properties draw:stroke="dash" draw:stroke-dash="Ultrafine_20_Dotted_20__28_var_29_" svg:stroke-color="#002b36" draw:fill="none" draw:textarea-vertical-align="middle"/>
    </style:style>
    <style:style style:name="gr11" style:family="graphic" style:parent-style-name="objectwithoutfill">
      <style:graphic-properties draw:stroke="dash" draw:stroke-dash="Ultrafine_20_Dotted_20__28_var_29_" draw:textarea-vertical-align="middle"/>
    </style:style>
    <style:style style:name="gr12" style:family="graphic" style:parent-style-name="standard">
      <style:graphic-properties svg:stroke-color="#002b36" draw:fill-color="#002b3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6.71cm"/>
      <style:paragraph-properties style:writing-mode="lr-tb"/>
    </style:style>
    <style:style style:name="gr14" style:family="graphic" style:parent-style-name="objectwithoutfill">
      <style:graphic-properties svg:stroke-width="0.081cm" svg:stroke-color="#268bd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53cm" svg:stroke-color="#2aa198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aa198" draw:marker-start-width="0.279cm" draw:marker-end-width="0.279cm" draw:fill="none" draw:textarea-horizontal-align="justify" draw:textarea-vertical-align="middle" draw:auto-grow-height="false" fo:min-height="3.253cm" fo:min-width="3.003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212cm" svg:stroke-color="#268bd2" draw:marker-start-width="0.517cm" draw:marker-end="Arrowheads_20_3" draw:marker-end-width="0.517cm" svg:stroke-opacity="25%" draw:fill="none" draw:textarea-vertical-align="middle" fo:padding-top="0.23cm" fo:padding-bottom="0.23cm" fo:padding-left="0.355cm" fo:padding-right="0.355cm"/>
    </style:style>
    <style:style style:name="gr18" style:family="graphic" style:parent-style-name="objectwithoutfill">
      <style:graphic-properties svg:stroke-width="0.212cm" svg:stroke-color="#268bd2" draw:marker-start-width="0.517cm" draw:marker-end="Arrowheads_20_3" draw:marker-end-width="0.517cm" svg:stroke-opacity="100%" draw:fill="none" draw:textarea-vertical-align="middle" fo:padding-top="0.23cm" fo:padding-bottom="0.23cm" fo:padding-left="0.355cm" fo:padding-right="0.355cm"/>
    </style:style>
    <style:style style:name="gr19" style:family="graphic" style:parent-style-name="standard">
      <style:graphic-properties svg:stroke-width="0.053cm" svg:stroke-color="#2aa198" draw:marker-start-width="0.279cm" draw:marker-end-width="0.279cm" draw:fill="none" draw:textarea-horizontal-align="justify" draw:textarea-vertical-align="middle" draw:auto-grow-height="false" fo:min-height="3.201cm" fo:min-width="2.951cm" fo:padding-top="0.151cm" fo:padding-bottom="0.151cm" fo:padding-left="0.276cm" fo:padding-right="0.276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 style:writing-mode="lr-tb"/>
      <style:text-properties fo:color="#002b36" loext:opacity="100%" style:font-name="Tw Cen MT Condensed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33682"/>
      <style:paragraph-properties fo:text-align="center"/>
    </style:style>
    <style:style style:name="P5" style:family="paragraph">
      <loext:graphic-properties draw:fill="none" draw:fill-color="#ffffff"/>
      <style:paragraph-properties fo:line-height="100%" fo:text-align="center" style:writing-mode="lr-tb"/>
      <style:text-properties fo:color="#002b36" loext:opacity="100%" style:font-name="Tw Cen MT Condensed" fo:font-size="8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line-height="100%" fo:text-align="center" style:writing-mode="lr-tb"/>
      <style:text-properties fo:color="#002b36" loext:opacity="100%" style:font-name="Tw Cen MT Condensed" fo:font-size="8pt"/>
    </style:style>
    <style:style style:name="P8" style:family="paragraph">
      <style:paragraph-properties fo:line-height="100%" fo:text-align="center"/>
      <style:text-properties fo:font-size="8pt"/>
    </style:style>
    <style:style style:name="P9" style:family="paragraph">
      <style:paragraph-properties fo:text-align="center"/>
    </style:style>
    <style:style style:name="P10" style:family="paragraph">
      <loext:graphic-properties draw:fill-color="#002b36"/>
      <style:paragraph-properties fo:text-align="center"/>
    </style:style>
    <style:style style:name="P11" style:family="paragraph">
      <style:paragraph-properties fo:line-height="100%"/>
    </style:style>
    <style:style style:name="P12" style:family="paragraph">
      <loext:graphic-properties draw:fill="none" draw:fill-color="#ffffff"/>
      <style:paragraph-properties fo:line-height="100%" style:writing-mode="lr-tb"/>
      <style:text-properties fo:color="#002b36" loext:opacity="100%" style:font-name="Tw Cen MT Condensed" fo:font-size="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line-height="100%" style:writing-mode="lr-tb"/>
      <style:text-properties fo:color="#93a1a1" loext:opacity="100%" style:font-name="Tw Cen MT Condensed" fo:font-size="8pt"/>
    </style:style>
    <style:style style:name="P15" style:family="paragraph">
      <loext:graphic-properties draw:fill="none" draw:fill-color="#ffffff"/>
      <style:paragraph-properties fo:line-height="100%" style:writing-mode="lr-tb"/>
      <style:text-properties fo:color="#eee8d5" loext:opacity="100%" style:font-name="Tw Cen MT Condensed" fo:font-size="8pt"/>
    </style:style>
    <style:style style:name="T1" style:family="text">
      <style:text-properties fo:color="#002b36" loext:opacity="100%" style:font-name="Tw Cen MT Condensed" fo:font-size="32pt" style:font-size-asian="16pt" style:font-size-complex="16pt"/>
    </style:style>
    <style:style style:name="T2" style:family="text">
      <style:text-properties fo:color="#002b36" loext:opacity="100%" style:font-name="Tw Cen MT Condensed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2b36" loext:opacity="100%" style:font-name="Tw Cen MT Condensed" fo:font-size="16pt" style:font-size-asian="16pt" style:font-size-complex="16pt"/>
    </style:style>
    <style:style style:name="T4" style:family="text">
      <style:text-properties fo:color="#002b36" loext:opacity="100%" style:font-name="Tw Cen MT Condensed" fo:font-size="8pt"/>
    </style:style>
    <style:style style:name="T5" style:family="text">
      <style:text-properties fo:color="#93a1a1" loext:opacity="100%" style:font-name="Tw Cen MT Condensed" fo:font-size="8pt"/>
    </style:style>
    <style:style style:name="T6" style:family="text">
      <style:text-properties fo:color="#eee8d5" loext:opacity="100%" style:font-name="Tw Cen MT Condensed" fo:font-size="8pt"/>
    </style:style>
    <style:style style:name="T7" style:family="text">
      <style:text-properties fo:color="#268bd2" loext:opacity="100%" style:font-name="Tw Cen MT Condens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001cm" svg:height="5.588cm" svg:x="0.889cm" svg:y="0.762cm">
          <draw:text-box>
            <text:p text:style-name="P1"><text:span text:style-name="T1">PENTAGONO</text:span></text:p>
          </draw:text-box>
        </draw:frame>
      </draw:page>
      <draw:page draw:name="page2" draw:style-name="dp1" draw:master-page-name="Default">
        <draw:custom-shape draw:style-name="gr2" draw:text-style-name="P3" draw:layer="layout" svg:width="4.572cm" svg:height="4.572cm" svg:x="2.616cm" svg:y="1.3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</draw:page>
      <draw:page draw:name="page3" draw:style-name="dp1" draw:master-page-name="Default">
        <draw:custom-shape draw:style-name="gr3" draw:text-style-name="P3" draw:layer="layout" svg:width="4.572cm" svg:height="4.572cm" svg:x="2.616cm" svg:y="1.3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56cm" svg:y1="5.869cm" svg:x2="6.223cm" svg:y2="5.869cm">
          <text:p/>
        </draw:line>
      </draw:page>
      <draw:page draw:name="page4" draw:style-name="dp1" draw:master-page-name="Default">
        <draw:custom-shape draw:style-name="gr3" draw:text-style-name="P3" draw:layer="layout" svg:width="4.572cm" svg:height="4.572cm" svg:x="2.616cm" svg:y="1.3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56cm" svg:y1="5.869cm" svg:x2="6.223cm" svg:y2="5.869cm">
          <text:p/>
        </draw:line>
        <draw:line draw:style-name="gr4" draw:text-style-name="P3" draw:layer="layout" svg:x1="6.35cm" svg:y1="5.714cm" svg:x2="7.174cm" svg:y2="3.178cm">
          <text:p/>
        </draw:line>
      </draw:page>
      <draw:page draw:name="page5" draw:style-name="dp1" draw:master-page-name="Default">
        <draw:custom-shape draw:style-name="gr3" draw:text-style-name="P3" draw:layer="layout" svg:width="4.572cm" svg:height="4.572cm" svg:x="2.616cm" svg:y="1.3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56cm" svg:y1="5.869cm" svg:x2="6.223cm" svg:y2="5.869cm">
          <text:p/>
        </draw:line>
        <draw:line draw:style-name="gr4" draw:text-style-name="P3" draw:layer="layout" svg:x1="6.35cm" svg:y1="5.714cm" svg:x2="7.174cm" svg:y2="3.178cm">
          <text:p/>
        </draw:line>
        <draw:line draw:style-name="gr4" draw:text-style-name="P3" draw:layer="layout" svg:x1="7.088cm" svg:y1="2.998cm" svg:x2="4.98cm" svg:y2="1.364cm">
          <text:p/>
        </draw:line>
      </draw:page>
      <draw:page draw:name="page6" draw:style-name="dp1" draw:master-page-name="Default">
        <draw:custom-shape draw:style-name="gr3" draw:text-style-name="P3" draw:layer="layout" svg:width="4.572cm" svg:height="4.572cm" svg:x="2.616cm" svg:y="1.3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56cm" svg:y1="5.869cm" svg:x2="6.223cm" svg:y2="5.869cm">
          <text:p/>
        </draw:line>
        <draw:line draw:style-name="gr4" draw:text-style-name="P3" draw:layer="layout" svg:x1="6.35cm" svg:y1="5.714cm" svg:x2="7.174cm" svg:y2="3.178cm">
          <text:p/>
        </draw:line>
        <draw:line draw:style-name="gr4" draw:text-style-name="P3" draw:layer="layout" svg:x1="7.088cm" svg:y1="2.998cm" svg:x2="4.98cm" svg:y2="1.364cm">
          <text:p/>
        </draw:line>
        <draw:line draw:style-name="gr4" draw:text-style-name="P3" draw:layer="layout" svg:x1="4.798cm" svg:y1="1.397cm" svg:x2="2.667cm" svg:y2="3.001cm">
          <text:p/>
        </draw:line>
      </draw:page>
      <draw:page draw:name="page7" draw:style-name="dp1" draw:master-page-name="Default">
        <draw:custom-shape draw:style-name="gr3" draw:text-style-name="P3" draw:layer="layout" svg:width="4.572cm" svg:height="4.572cm" svg:x="2.616cm" svg:y="1.3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56cm" svg:y1="5.869cm" svg:x2="6.223cm" svg:y2="5.869cm">
          <text:p/>
        </draw:line>
        <draw:line draw:style-name="gr4" draw:text-style-name="P3" draw:layer="layout" svg:x1="6.35cm" svg:y1="5.714cm" svg:x2="7.174cm" svg:y2="3.178cm">
          <text:p/>
        </draw:line>
        <draw:line draw:style-name="gr4" draw:text-style-name="P3" draw:layer="layout" svg:x1="7.088cm" svg:y1="2.998cm" svg:x2="4.98cm" svg:y2="1.364cm">
          <text:p/>
        </draw:line>
        <draw:line draw:style-name="gr4" draw:text-style-name="P3" draw:layer="layout" svg:x1="4.798cm" svg:y1="1.397cm" svg:x2="2.667cm" svg:y2="3.001cm">
          <text:p/>
        </draw:line>
        <draw:line draw:style-name="gr4" draw:text-style-name="P3" draw:layer="layout" svg:x1="2.667cm" svg:y1="3.172cm" svg:x2="3.471cm" svg:y2="5.715cm">
          <text:p/>
        </draw:line>
      </draw:page>
      <draw:page draw:name="page8" draw:style-name="dp1" draw:master-page-name="Default">
        <draw:custom-shape draw:style-name="gr3" draw:text-style-name="P3" draw:layer="layout" svg:width="4.572cm" svg:height="4.572cm" svg:x="2.616cm" svg:y="1.3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56cm" svg:y1="5.869cm" svg:x2="6.223cm" svg:y2="5.869cm">
          <text:p/>
        </draw:line>
        <draw:line draw:style-name="gr4" draw:text-style-name="P3" draw:layer="layout" svg:x1="6.35cm" svg:y1="5.714cm" svg:x2="7.174cm" svg:y2="3.178cm">
          <text:p/>
        </draw:line>
        <draw:line draw:style-name="gr4" draw:text-style-name="P3" draw:layer="layout" svg:x1="7.088cm" svg:y1="2.998cm" svg:x2="4.98cm" svg:y2="1.364cm">
          <text:p/>
        </draw:line>
        <draw:line draw:style-name="gr4" draw:text-style-name="P3" draw:layer="layout" svg:x1="4.798cm" svg:y1="1.397cm" svg:x2="2.667cm" svg:y2="3.001cm">
          <text:p/>
        </draw:line>
        <draw:line draw:style-name="gr4" draw:text-style-name="P3" draw:layer="layout" svg:x1="2.667cm" svg:y1="3.172cm" svg:x2="3.471cm" svg:y2="5.715cm">
          <text:p/>
        </draw:line>
        <draw:custom-shape draw:style-name="gr5" draw:text-style-name="P4" draw:layer="layout" svg:width="1.397cm" svg:height="1.397cm" draw:transform="rotate (1.22836272755361) translate (5.416cm 6.343cm)">
          <text:p/>
          <draw:enhanced-geometry draw:glue-point-type="segments" draw:type="mso-spt100" draw:modifiers="71.096434932364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5" draw:layer="layout" svg:width="1.016cm" svg:height="0.852cm" svg:x="6.731cm" svg:y="4.99cm">
          <draw:text-box>
            <text:p text:style-name="P1"><text:span text:style-name="T2">?°</text:span></text:p>
          </draw:text-box>
        </draw:frame>
      </draw:page>
      <draw:page draw:name="page9" draw:style-name="dp1" draw:master-page-name="Default">
        <draw:line draw:style-name="gr4" draw:text-style-name="P3" draw:layer="layout" svg:x1="3.569cm" svg:y1="3.607cm" svg:x2="6.236cm" svg:y2="3.607cm">
          <text:p/>
        </draw:line>
      </draw:page>
      <draw:page draw:name="page10" draw:style-name="dp1" draw:master-page-name="Default">
        <draw:line draw:style-name="gr4" draw:text-style-name="P3" draw:layer="layout" svg:x1="4.49cm" svg:y1="4.875cm" svg:x2="5.314cm" svg:y2="2.339cm">
          <text:p/>
        </draw:line>
      </draw:page>
      <draw:page draw:name="page11" draw:style-name="dp1" draw:master-page-name="Default">
        <draw:line draw:style-name="gr4" draw:text-style-name="P3" draw:layer="layout" svg:x1="5.956cm" svg:y1="4.425cm" svg:x2="3.848cm" svg:y2="2.791cm">
          <text:p/>
        </draw:line>
      </draw:page>
      <draw:page draw:name="page12" draw:style-name="dp1" draw:master-page-name="Default">
        <draw:line draw:style-name="gr4" draw:text-style-name="P3" draw:layer="layout" svg:x1="5.968cm" svg:y1="2.805cm" svg:x2="3.837cm" svg:y2="4.409cm">
          <text:p/>
        </draw:line>
      </draw:page>
      <draw:page draw:name="page13" draw:style-name="dp1" draw:master-page-name="Default">
        <draw:line draw:style-name="gr4" draw:text-style-name="P3" draw:layer="layout" svg:x1="4.5cm" svg:y1="2.336cm" svg:x2="5.304cm" svg:y2="4.879cm">
          <text:p/>
        </draw:line>
      </draw:page>
      <draw:page draw:name="page14" draw:style-name="dp1" draw:master-page-name="Default">
        <draw:line draw:style-name="gr4" draw:text-style-name="P3" draw:layer="layout" svg:x1="3.569cm" svg:y1="3.607cm" svg:x2="6.236cm" svg:y2="3.607cm">
          <text:p/>
        </draw:line>
      </draw:page>
      <draw:page draw:name="page15" draw:style-name="dp1" draw:master-page-name="Default">
        <draw:frame draw:style-name="gr7" draw:text-style-name="P7" draw:layer="layout" svg:width="7.62cm" svg:height="5.588cm" svg:x="1.27cm" svg:y="0.762cm">
          <draw:text-box>
            <text:p text:style-name="P1"><text:span text:style-name="T3"/></text:p>
            <text:p text:style-name="P6"><text:span text:style-name="T3">1 giro completo, suddiviso in 5 fasi</text:span></text:p>
          </draw:text-box>
        </draw:frame>
      </draw:page>
      <draw:page draw:name="page16" draw:style-name="dp1" draw:master-page-name="Default">
        <draw:frame draw:style-name="gr7" draw:text-style-name="P7" draw:layer="layout" svg:width="7.62cm" svg:height="5.588cm" svg:x="1.27cm" svg:y="0.762cm">
          <draw:text-box>
            <text:p text:style-name="P1"><text:span text:style-name="T3"/></text:p>
            <text:p text:style-name="P1"><text:span text:style-name="T3">1 giro completo, suddiviso in 5 fasi</text:span></text:p>
            <text:p text:style-name="P1"><text:span text:style-name="T3"/></text:p>
            <text:p text:style-name="P1"><text:span text:style-name="T3">Ampiezza di un cambio direzione:</text:span></text:p>
            <text:p text:style-name="P1"><text:span text:style-name="T3"/></text:p>
            <text:p text:style-name="P1"><text:span text:style-name="T3">360° / 5 = 72°</text:span></text:p>
          </draw:text-box>
        </draw:frame>
      </draw:page>
      <draw:page draw:name="page17" draw:style-name="dp1" draw:master-page-name="Default">
        <draw:custom-shape draw:style-name="gr3" draw:text-style-name="P3" draw:layer="layout" svg:width="4.572cm" svg:height="4.572cm" svg:x="2.616cm" svg:y="1.32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56cm" svg:y1="5.869cm" svg:x2="6.223cm" svg:y2="5.869cm">
          <text:p/>
        </draw:line>
        <draw:line draw:style-name="gr4" draw:text-style-name="P3" draw:layer="layout" svg:x1="6.35cm" svg:y1="5.714cm" svg:x2="7.174cm" svg:y2="3.178cm">
          <text:p/>
        </draw:line>
        <draw:line draw:style-name="gr4" draw:text-style-name="P3" draw:layer="layout" svg:x1="7.088cm" svg:y1="2.998cm" svg:x2="4.98cm" svg:y2="1.364cm">
          <text:p/>
        </draw:line>
        <draw:line draw:style-name="gr4" draw:text-style-name="P3" draw:layer="layout" svg:x1="4.798cm" svg:y1="1.397cm" svg:x2="2.667cm" svg:y2="3.001cm">
          <text:p/>
        </draw:line>
        <draw:line draw:style-name="gr4" draw:text-style-name="P3" draw:layer="layout" svg:x1="2.667cm" svg:y1="3.172cm" svg:x2="3.471cm" svg:y2="5.715cm">
          <text:p/>
        </draw:line>
        <draw:custom-shape draw:style-name="gr5" draw:text-style-name="P4" draw:layer="layout" svg:width="1.397cm" svg:height="1.397cm" draw:transform="rotate (1.22836272755361) translate (5.416cm 6.343cm)">
          <text:p/>
          <draw:enhanced-geometry draw:glue-point-type="segments" draw:type="mso-spt100" draw:modifiers="71.096434932364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5" draw:layer="layout" svg:width="1.27cm" svg:height="1.453cm" svg:x="6.731cm" svg:y="4.99cm">
          <draw:text-box>
            <text:p text:style-name="P8"><text:span text:style-name="T2">72°</text:span></text:p>
          </draw:text-box>
        </draw:frame>
      </draw:page>
      <draw:page draw:name="page18" draw:style-name="dp1" draw:master-page-name="Default">
        <draw:frame draw:style-name="gr1" draw:text-style-name="P2" draw:layer="layout" svg:width="8.001cm" svg:height="5.588cm" svg:x="0.889cm" svg:y="0.762cm">
          <draw:text-box>
            <text:p text:style-name="P1"><text:span text:style-name="T1">SPIRALE QUADRATA</text:span></text:p>
          </draw:text-box>
        </draw:frame>
      </draw:page>
      <draw:page draw:name="page19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</draw:page>
      <draw:page draw:name="page20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custom-shape draw:style-name="gr12" draw:text-style-name="P10" draw:layer="layout" svg:width="0.254cm" svg:height="0.254cm" draw:transform="rotate (-1.5707963267949) translate (4.572cm 3.6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.905cm" svg:height="6.96cm" svg:x="7.874cm" svg:y="0.254cm">
          <draw:text-box>
            <text:p text:style-name="P11"><text:span text:style-name="T4">POS: (0,0)</text:span></text:p>
            <text:p text:style-name="P11"><text:span text:style-name="T4">DIR: 90°</text:span></text:p>
          </draw:text-box>
        </draw:frame>
      </draw:page>
      <draw:page draw:name="page21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custom-shape draw:style-name="gr12" draw:text-style-name="P10" draw:layer="layout" svg:width="0.254cm" svg:height="0.254cm" svg:x="4.953cm" svg:y="3.6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.905cm" svg:height="6.96cm" svg:x="7.875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1"><text:span text:style-name="T4">FORWARD 10</text:span></text:p>
            <text:p text:style-name="P11"><text:span text:style-name="T4">LEFT 90</text:span></text:p>
          </draw:text-box>
        </draw:frame>
      </draw:page>
      <draw:page draw:name="page22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custom-shape draw:style-name="gr12" draw:text-style-name="P10" draw:layer="layout" svg:width="0.254cm" svg:height="0.254cm" draw:transform="rotate (1.5707963267949) translate (4.953cm 3.3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.905cm" svg:height="6.96cm" svg:x="7.876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4">FORWARD 10</text:span></text:p>
            <text:p text:style-name="P13"><text:span text:style-name="T4">LEFT 90</text:span></text:p>
          </draw:text-box>
        </draw:frame>
      </draw:page>
      <draw:page draw:name="page23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2" draw:layer="layout" svg:width="1.905cm" svg:height="6.96cm" svg:x="7.876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4">FORWARD 20</text:span></text:p>
            <text:p text:style-name="P13"><text:span text:style-name="T4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custom-shape draw:style-name="gr12" draw:text-style-name="P10" draw:layer="layout" svg:width="0.254cm" svg:height="0.254cm" draw:transform="rotate (-3.14159265358979) translate (3.937cm 3.3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4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2" draw:layer="layout" svg:width="1.905cm" svg:height="6.96cm" svg:x="7.876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4">FORWARD 20</text:span></text:p>
            <text:p text:style-name="P13"><text:span text:style-name="T4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custom-shape draw:style-name="gr12" draw:text-style-name="P10" draw:layer="layout" svg:width="0.254cm" svg:height="0.254cm" draw:transform="rotate (-1.5707963267949) translate (3.937cm 4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5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2" draw:layer="layout" svg:width="1.905cm" svg:height="6.96cm" svg:x="7.876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4">FORWARD 30</text:span></text:p>
            <text:p text:style-name="P13"><text:span text:style-name="T4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custom-shape draw:style-name="gr12" draw:text-style-name="P10" draw:layer="layout" svg:width="0.254cm" svg:height="0.254cm" svg:x="5.588cm" svg:y="4.31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6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2" draw:layer="layout" svg:width="1.905cm" svg:height="6.96cm" svg:x="7.876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30</text:span></text:p>
            <text:p text:style-name="P13"><text:span text:style-name="T5">LEFT 90</text:span></text:p>
            <text:p text:style-name="P13"><text:span text:style-name="T4">FORWARD 30</text:span></text:p>
            <text:p text:style-name="P13"><text:span text:style-name="T4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custom-shape draw:style-name="gr12" draw:text-style-name="P10" draw:layer="layout" svg:width="0.254cm" svg:height="0.254cm" draw:transform="rotate (1.5707963267949) translate (5.588cm 2.6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2" draw:layer="layout" svg:width="1.905cm" svg:height="6.96cm" svg:x="7.876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30</text:span></text:p>
            <text:p text:style-name="P13"><text:span text:style-name="T5">LEFT 90</text:span></text:p>
            <text:p text:style-name="P13"><text:span text:style-name="T5">FORWARD 30</text:span></text:p>
            <text:p text:style-name="P13"><text:span text:style-name="T5">LEFT 90</text:span></text:p>
            <text:p text:style-name="P13"><text:span text:style-name="T4">FORWARD 40</text:span></text:p>
            <text:p text:style-name="P13"><text:span text:style-name="T4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custom-shape draw:style-name="gr12" draw:text-style-name="P10" draw:layer="layout" svg:width="0.254cm" svg:height="0.254cm" draw:transform="rotate (-3.14159265358979) translate (3.302cm 2.6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3" draw:layer="layout" svg:x1="3.175cm" svg:y1="2.54cm" svg:x2="5.715cm" svg:y2="2.54cm">
          <text:p/>
        </draw:line>
      </draw:page>
      <draw:page draw:name="page28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2" draw:layer="layout" svg:width="1.905cm" svg:height="6.96cm" svg:x="7.874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30</text:span></text:p>
            <text:p text:style-name="P13"><text:span text:style-name="T5">LEFT 90</text:span></text:p>
            <text:p text:style-name="P13"><text:span text:style-name="T5">FORWARD 30</text:span></text:p>
            <text:p text:style-name="P13"><text:span text:style-name="T5">LEFT 90</text:span></text:p>
            <text:p text:style-name="P13"><text:span text:style-name="T5">FORWARD 40</text:span></text:p>
            <text:p text:style-name="P13"><text:span text:style-name="T5">LEFT 90</text:span></text:p>
            <text:p text:style-name="P13"><text:span text:style-name="T4">FORWARD 40</text:span></text:p>
            <text:p text:style-name="P13"><text:span text:style-name="T4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line draw:style-name="gr14" draw:text-style-name="P3" draw:layer="layout" svg:x1="3.175cm" svg:y1="2.54cm" svg:x2="5.715cm" svg:y2="2.54cm">
          <text:p/>
        </draw:line>
        <draw:line draw:style-name="gr14" draw:text-style-name="P3" draw:layer="layout" svg:x1="3.175cm" svg:y1="2.54cm" svg:x2="3.175cm" svg:y2="5.08cm">
          <text:p/>
        </draw:line>
        <draw:custom-shape draw:style-name="gr12" draw:text-style-name="P10" draw:layer="layout" svg:width="0.254cm" svg:height="0.254cm" draw:transform="rotate (-1.5707963267949) translate (3.302cm 4.9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9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4" draw:layer="layout" svg:width="1.905cm" svg:height="6.96cm" svg:x="7.876cm" svg:y="0.254cm">
          <draw:text-box>
            <text:p text:style-name="P11"><text:span text:style-name="T5">POS: (0,0)</text:span></text:p>
            <text:p text:style-name="P11"><text:span text:style-name="T5">DIR: 90°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1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20</text:span></text:p>
            <text:p text:style-name="P13"><text:span text:style-name="T5">LEFT 90</text:span></text:p>
            <text:p text:style-name="P13"><text:span text:style-name="T5">FORWARD 30</text:span></text:p>
            <text:p text:style-name="P13"><text:span text:style-name="T5">LEFT 90</text:span></text:p>
            <text:p text:style-name="P13"><text:span text:style-name="T5">FORWARD 30</text:span></text:p>
            <text:p text:style-name="P13"><text:span text:style-name="T5">LEFT 90</text:span></text:p>
            <text:p text:style-name="P13"><text:span text:style-name="T5">FORWARD 40</text:span></text:p>
            <text:p text:style-name="P13"><text:span text:style-name="T5">LEFT 90</text:span></text:p>
            <text:p text:style-name="P13"><text:span text:style-name="T5">FORWARD 40</text:span></text:p>
            <text:p text:style-name="P13"><text:span text:style-name="T5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line draw:style-name="gr14" draw:text-style-name="P3" draw:layer="layout" svg:x1="3.175cm" svg:y1="2.54cm" svg:x2="5.715cm" svg:y2="2.54cm">
          <text:p/>
        </draw:line>
        <draw:line draw:style-name="gr14" draw:text-style-name="P3" draw:layer="layout" svg:x1="3.175cm" svg:y1="2.54cm" svg:x2="3.175cm" svg:y2="5.08cm">
          <text:p/>
        </draw:line>
        <draw:custom-shape draw:style-name="gr12" draw:text-style-name="P10" draw:layer="layout" svg:width="0.254cm" svg:height="0.254cm" draw:transform="rotate (-1.5707963267949) translate (3.302cm 4.9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0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5" draw:layer="layout" svg:width="1.905cm" svg:height="6.96cm" svg:x="7.876cm" svg:y="0.254cm">
          <draw:text-box>
            <text:p text:style-name="P11"><text:span text:style-name="T6">POS: (0,0)</text:span></text:p>
            <text:p text:style-name="P11"><text:span text:style-name="T6">DIR: 90°</text:span></text:p>
            <text:p text:style-name="P13"><text:span text:style-name="T4">FORWARD X</text:span></text:p>
            <text:p text:style-name="P13"><text:span text:style-name="T4">LEFT 90</text:span></text:p>
            <text:p text:style-name="P13"><text:span text:style-name="T4">FORWARD X</text:span></text:p>
            <text:p text:style-name="P13"><text:span text:style-name="T4">LEFT 90</text:span></text:p>
            <text:p text:style-name="P13"><text:span text:style-name="T6">FORWARD 20</text:span></text:p>
            <text:p text:style-name="P13"><text:span text:style-name="T6">LEFT 90</text:span></text:p>
            <text:p text:style-name="P13"><text:span text:style-name="T6">FORWARD 20</text:span></text:p>
            <text:p text:style-name="P13"><text:span text:style-name="T6">LEFT 90</text:span></text:p>
            <text:p text:style-name="P13"><text:span text:style-name="T6">FORWARD 30</text:span></text:p>
            <text:p text:style-name="P13"><text:span text:style-name="T6">LEFT 90</text:span></text:p>
            <text:p text:style-name="P13"><text:span text:style-name="T6">FORWARD 30</text:span></text:p>
            <text:p text:style-name="P13"><text:span text:style-name="T6">LEFT 90</text:span></text:p>
            <text:p text:style-name="P13"><text:span text:style-name="T6">FORWARD 40</text:span></text:p>
            <text:p text:style-name="P13"><text:span text:style-name="T6">LEFT 90</text:span></text:p>
            <text:p text:style-name="P13"><text:span text:style-name="T6">FORWARD 40</text:span></text:p>
            <text:p text:style-name="P13"><text:span text:style-name="T6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line draw:style-name="gr14" draw:text-style-name="P3" draw:layer="layout" svg:x1="3.175cm" svg:y1="2.54cm" svg:x2="5.715cm" svg:y2="2.54cm">
          <text:p/>
        </draw:line>
        <draw:line draw:style-name="gr14" draw:text-style-name="P3" draw:layer="layout" svg:x1="3.175cm" svg:y1="2.54cm" svg:x2="3.175cm" svg:y2="5.08cm">
          <text:p/>
        </draw:line>
        <draw:custom-shape draw:style-name="gr12" draw:text-style-name="P10" draw:layer="layout" svg:width="0.254cm" svg:height="0.254cm" draw:transform="rotate (-1.5707963267949) translate (3.302cm 4.9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1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5" draw:layer="layout" svg:width="1.905cm" svg:height="6.96cm" svg:x="7.876cm" svg:y="0.254cm">
          <draw:text-box>
            <text:p text:style-name="P11"><text:span text:style-name="T6">POS: (0,0)</text:span></text:p>
            <text:p text:style-name="P11"><text:span text:style-name="T6">DIR: 90°</text:span></text:p>
            <text:p text:style-name="P13"><text:span text:style-name="T6">FORWARD 10</text:span></text:p>
            <text:p text:style-name="P13"><text:span text:style-name="T6">LEFT 90</text:span></text:p>
            <text:p text:style-name="P13"><text:span text:style-name="T6">FORWARD 10</text:span></text:p>
            <text:p text:style-name="P13"><text:span text:style-name="T6">LEFT 90</text:span></text:p>
            <text:p text:style-name="P13"><text:span text:style-name="T4">FORWARD X</text:span></text:p>
            <text:p text:style-name="P13"><text:span text:style-name="T4">LEFT 90</text:span></text:p>
            <text:p text:style-name="P13"><text:span text:style-name="T4">FORWARD X</text:span></text:p>
            <text:p text:style-name="P13"><text:span text:style-name="T4">LEFT 90</text:span></text:p>
            <text:p text:style-name="P13"><text:span text:style-name="T6">FORWARD 30</text:span></text:p>
            <text:p text:style-name="P13"><text:span text:style-name="T6">LEFT 90</text:span></text:p>
            <text:p text:style-name="P13"><text:span text:style-name="T6">FORWARD 30</text:span></text:p>
            <text:p text:style-name="P13"><text:span text:style-name="T6">LEFT 90</text:span></text:p>
            <text:p text:style-name="P13"><text:span text:style-name="T6">FORWARD 40</text:span></text:p>
            <text:p text:style-name="P13"><text:span text:style-name="T6">LEFT 90</text:span></text:p>
            <text:p text:style-name="P13"><text:span text:style-name="T6">FORWARD 40</text:span></text:p>
            <text:p text:style-name="P13"><text:span text:style-name="T6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line draw:style-name="gr14" draw:text-style-name="P3" draw:layer="layout" svg:x1="3.175cm" svg:y1="2.54cm" svg:x2="5.715cm" svg:y2="2.54cm">
          <text:p/>
        </draw:line>
        <draw:line draw:style-name="gr14" draw:text-style-name="P3" draw:layer="layout" svg:x1="3.175cm" svg:y1="2.54cm" svg:x2="3.175cm" svg:y2="5.08cm">
          <text:p/>
        </draw:line>
        <draw:custom-shape draw:style-name="gr12" draw:text-style-name="P10" draw:layer="layout" svg:width="0.254cm" svg:height="0.254cm" draw:transform="rotate (-1.5707963267949) translate (3.302cm 4.9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2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5" draw:layer="layout" svg:width="1.905cm" svg:height="6.96cm" svg:x="7.876cm" svg:y="0.254cm">
          <draw:text-box>
            <text:p text:style-name="P11"><text:span text:style-name="T6">POS: (0,0)</text:span></text:p>
            <text:p text:style-name="P11"><text:span text:style-name="T6">DIR: 90°</text:span></text:p>
            <text:p text:style-name="P13"><text:span text:style-name="T6">FORWARD 10</text:span></text:p>
            <text:p text:style-name="P13"><text:span text:style-name="T6">LEFT 90</text:span></text:p>
            <text:p text:style-name="P13"><text:span text:style-name="T6">FORWARD 10</text:span></text:p>
            <text:p text:style-name="P13"><text:span text:style-name="T6">LEFT 90</text:span></text:p>
            <text:p text:style-name="P13"><text:span text:style-name="T6">FORWARD 20</text:span></text:p>
            <text:p text:style-name="P13"><text:span text:style-name="T6">LEFT 90</text:span></text:p>
            <text:p text:style-name="P13"><text:span text:style-name="T6">FORWARD 20</text:span></text:p>
            <text:p text:style-name="P13"><text:span text:style-name="T6">LEFT 90</text:span></text:p>
            <text:p text:style-name="P13"><text:span text:style-name="T4">FORWARD X</text:span></text:p>
            <text:p text:style-name="P13"><text:span text:style-name="T4">LEFT 90</text:span></text:p>
            <text:p text:style-name="P13"><text:span text:style-name="T4">FORWARD X</text:span></text:p>
            <text:p text:style-name="P13"><text:span text:style-name="T4">LEFT 90</text:span></text:p>
            <text:p text:style-name="P13"><text:span text:style-name="T6">FORWARD 40</text:span></text:p>
            <text:p text:style-name="P13"><text:span text:style-name="T6">LEFT 90</text:span></text:p>
            <text:p text:style-name="P13"><text:span text:style-name="T6">FORWARD 40</text:span></text:p>
            <text:p text:style-name="P13"><text:span text:style-name="T6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line draw:style-name="gr14" draw:text-style-name="P3" draw:layer="layout" svg:x1="3.175cm" svg:y1="2.54cm" svg:x2="5.715cm" svg:y2="2.54cm">
          <text:p/>
        </draw:line>
        <draw:line draw:style-name="gr14" draw:text-style-name="P3" draw:layer="layout" svg:x1="3.175cm" svg:y1="2.54cm" svg:x2="3.175cm" svg:y2="5.08cm">
          <text:p/>
        </draw:line>
        <draw:custom-shape draw:style-name="gr12" draw:text-style-name="P10" draw:layer="layout" svg:width="0.254cm" svg:height="0.254cm" draw:transform="rotate (-1.5707963267949) translate (3.302cm 4.9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3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5" draw:layer="layout" svg:width="1.905cm" svg:height="6.96cm" svg:x="7.876cm" svg:y="0.254cm">
          <draw:text-box>
            <text:p text:style-name="P11"><text:span text:style-name="T6">POS: (0,0)</text:span></text:p>
            <text:p text:style-name="P11"><text:span text:style-name="T6">DIR: 90°</text:span></text:p>
            <text:p text:style-name="P13"><text:span text:style-name="T6">FORWARD 10</text:span></text:p>
            <text:p text:style-name="P13"><text:span text:style-name="T6">LEFT 90</text:span></text:p>
            <text:p text:style-name="P13"><text:span text:style-name="T6">FORWARD 10</text:span></text:p>
            <text:p text:style-name="P13"><text:span text:style-name="T6">LEFT 90</text:span></text:p>
            <text:p text:style-name="P13"><text:span text:style-name="T6">FORWARD 20</text:span></text:p>
            <text:p text:style-name="P13"><text:span text:style-name="T6">LEFT 90</text:span></text:p>
            <text:p text:style-name="P13"><text:span text:style-name="T6">FORWARD 20</text:span></text:p>
            <text:p text:style-name="P13"><text:span text:style-name="T6">LEFT 90</text:span></text:p>
            <text:p text:style-name="P13"><text:span text:style-name="T6">FORWARD 30</text:span></text:p>
            <text:p text:style-name="P13"><text:span text:style-name="T6">LEFT 90</text:span></text:p>
            <text:p text:style-name="P13"><text:span text:style-name="T6">FORWARD 30</text:span></text:p>
            <text:p text:style-name="P13"><text:span text:style-name="T6">LEFT 90</text:span></text:p>
            <text:p text:style-name="P13"><text:span text:style-name="T4">FORWARD X</text:span></text:p>
            <text:p text:style-name="P13"><text:span text:style-name="T4">LEFT 90</text:span></text:p>
            <text:p text:style-name="P13"><text:span text:style-name="T4">FORWARD X</text:span></text:p>
            <text:p text:style-name="P13"><text:span text:style-name="T4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line draw:style-name="gr14" draw:text-style-name="P3" draw:layer="layout" svg:x1="3.175cm" svg:y1="2.54cm" svg:x2="5.715cm" svg:y2="2.54cm">
          <text:p/>
        </draw:line>
        <draw:line draw:style-name="gr14" draw:text-style-name="P3" draw:layer="layout" svg:x1="3.175cm" svg:y1="2.54cm" svg:x2="3.175cm" svg:y2="5.08cm">
          <text:p/>
        </draw:line>
        <draw:custom-shape draw:style-name="gr12" draw:text-style-name="P10" draw:layer="layout" svg:width="0.254cm" svg:height="0.254cm" draw:transform="rotate (-1.5707963267949) translate (3.302cm 4.9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4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5" draw:layer="layout" svg:width="1.905cm" svg:height="6.96cm" svg:x="7.876cm" svg:y="0.254cm">
          <draw:text-box>
            <text:p text:style-name="P11"><text:span text:style-name="T6">POS: (0,0)</text:span></text:p>
            <text:p text:style-name="P11"><text:span text:style-name="T6">DIR: 90°</text:span></text:p>
            <text:p text:style-name="P13"><text:span text:style-name="T6">FORWARD </text:span><text:span text:style-name="T4">10</text:span></text:p>
            <text:p text:style-name="P13"><text:span text:style-name="T6">LEFT 90</text:span></text:p>
            <text:p text:style-name="P13"><text:span text:style-name="T6">FORWARD </text:span><text:span text:style-name="T4">10</text:span></text:p>
            <text:p text:style-name="P13"><text:span text:style-name="T6">LEFT 90</text:span></text:p>
            <text:p text:style-name="P13"><text:span text:style-name="T6">FORWARD </text:span><text:span text:style-name="T4">20</text:span></text:p>
            <text:p text:style-name="P13"><text:span text:style-name="T6">LEFT 90</text:span></text:p>
            <text:p text:style-name="P13"><text:span text:style-name="T6">FORWARD </text:span><text:span text:style-name="T4">20</text:span></text:p>
            <text:p text:style-name="P13"><text:span text:style-name="T6">LEFT 90</text:span></text:p>
            <text:p text:style-name="P13"><text:span text:style-name="T6">FORWARD </text:span><text:span text:style-name="T4">30</text:span></text:p>
            <text:p text:style-name="P13"><text:span text:style-name="T6">LEFT 90</text:span></text:p>
            <text:p text:style-name="P13"><text:span text:style-name="T6">FORWARD </text:span><text:span text:style-name="T4">30</text:span></text:p>
            <text:p text:style-name="P13"><text:span text:style-name="T6">LEFT 90</text:span></text:p>
            <text:p text:style-name="P13"><text:span text:style-name="T6">FORWARD </text:span><text:span text:style-name="T4">40</text:span></text:p>
            <text:p text:style-name="P13"><text:span text:style-name="T6">LEFT 90</text:span></text:p>
            <text:p text:style-name="P13"><text:span text:style-name="T6">FORWARD </text:span><text:span text:style-name="T4">40</text:span></text:p>
            <text:p text:style-name="P13"><text:span text:style-name="T6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line draw:style-name="gr14" draw:text-style-name="P3" draw:layer="layout" svg:x1="3.175cm" svg:y1="2.54cm" svg:x2="5.715cm" svg:y2="2.54cm">
          <text:p/>
        </draw:line>
        <draw:line draw:style-name="gr14" draw:text-style-name="P3" draw:layer="layout" svg:x1="3.175cm" svg:y1="2.54cm" svg:x2="3.175cm" svg:y2="5.08cm">
          <text:p/>
        </draw:line>
        <draw:custom-shape draw:style-name="gr12" draw:text-style-name="P10" draw:layer="layout" svg:width="0.254cm" svg:height="0.254cm" draw:transform="rotate (-1.5707963267949) translate (3.302cm 4.9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5" draw:style-name="dp1" draw:master-page-name="Default">
        <draw:g>
          <draw:line draw:style-name="gr9" draw:text-style-name="P3" draw:layer="layout" svg:x1="1.27cm" svg:y1="0.508cm" svg:x2="1.27cm" svg:y2="6.477cm">
            <text:p/>
          </draw:line>
          <draw:line draw:style-name="gr9" draw:text-style-name="P3" draw:layer="layout" svg:x1="2.54cm" svg:y1="0.508cm" svg:x2="2.54cm" svg:y2="6.477cm">
            <text:p/>
          </draw:line>
          <draw:line draw:style-name="gr9" draw:text-style-name="P3" draw:layer="layout" svg:x1="1.905cm" svg:y1="0.508cm" svg:x2="1.905cm" svg:y2="6.477cm">
            <text:p/>
          </draw:line>
          <draw:line draw:style-name="gr10" draw:text-style-name="P3" draw:layer="layout" svg:x1="3.175cm" svg:y1="0.508cm" svg:x2="3.175cm" svg:y2="6.477cm">
            <text:p/>
          </draw:line>
          <draw:line draw:style-name="gr9" draw:text-style-name="P3" draw:layer="layout" svg:x1="3.81cm" svg:y1="0.508cm" svg:x2="3.81cm" svg:y2="6.477cm">
            <text:p/>
          </draw:line>
          <draw:line draw:style-name="gr11" draw:text-style-name="P9" draw:layer="layout" svg:x1="4.445cm" svg:y1="0.508cm" svg:x2="4.445cm" svg:y2="6.477cm">
            <text:p/>
          </draw:line>
          <draw:line draw:style-name="gr11" draw:text-style-name="P9" draw:layer="layout" svg:x1="5.08cm" svg:y1="0.508cm" svg:x2="5.08cm" svg:y2="6.477cm">
            <text:p/>
          </draw:line>
          <draw:line draw:style-name="gr11" draw:text-style-name="P9" draw:layer="layout" svg:x1="5.715cm" svg:y1="0.508cm" svg:x2="5.715cm" svg:y2="6.477cm">
            <text:p/>
          </draw:line>
          <draw:line draw:style-name="gr11" draw:text-style-name="P9" draw:layer="layout" svg:x1="6.35cm" svg:y1="0.508cm" svg:x2="6.35cm" svg:y2="6.477cm">
            <text:p/>
          </draw:line>
          <draw:line draw:style-name="gr11" draw:text-style-name="P9" draw:layer="layout" svg:x1="6.985cm" svg:y1="0.508cm" svg:x2="6.985cm" svg:y2="6.477cm">
            <text:p/>
          </draw:line>
          <draw:line draw:style-name="gr11" draw:text-style-name="P9" draw:layer="layout" svg:x1="7.62cm" svg:y1="0.508cm" svg:x2="7.62cm" svg:y2="6.477cm">
            <text:p/>
          </draw:line>
          <draw:line draw:style-name="gr9" draw:text-style-name="P3" draw:layer="layout" svg:x1="1.143cm" svg:y1="1.27cm" svg:x2="7.747cm" svg:y2="1.27cm">
            <text:p/>
          </draw:line>
          <draw:line draw:style-name="gr9" draw:text-style-name="P3" draw:layer="layout" svg:x1="1.143cm" svg:y1="2.54cm" svg:x2="7.747cm" svg:y2="2.54cm">
            <text:p/>
          </draw:line>
          <draw:line draw:style-name="gr9" draw:text-style-name="P3" draw:layer="layout" svg:x1="1.143cm" svg:y1="1.905cm" svg:x2="7.747cm" svg:y2="1.905cm">
            <text:p/>
          </draw:line>
          <draw:line draw:style-name="gr9" draw:text-style-name="P3" draw:layer="layout" svg:x1="1.143cm" svg:y1="3.81cm" svg:x2="7.747cm" svg:y2="3.81cm">
            <text:p/>
          </draw:line>
          <draw:line draw:style-name="gr9" draw:text-style-name="P3" draw:layer="layout" svg:x1="1.143cm" svg:y1="3.175cm" svg:x2="7.747cm" svg:y2="3.175cm">
            <text:p/>
          </draw:line>
          <draw:line draw:style-name="gr9" draw:text-style-name="P3" draw:layer="layout" svg:x1="1.143cm" svg:y1="5.08cm" svg:x2="7.747cm" svg:y2="5.08cm">
            <text:p/>
          </draw:line>
          <draw:line draw:style-name="gr9" draw:text-style-name="P3" draw:layer="layout" svg:x1="1.143cm" svg:y1="4.445cm" svg:x2="7.747cm" svg:y2="4.445cm">
            <text:p/>
          </draw:line>
          <draw:line draw:style-name="gr9" draw:text-style-name="P3" draw:layer="layout" svg:x1="1.143cm" svg:y1="6.35cm" svg:x2="7.747cm" svg:y2="6.35cm">
            <text:p/>
          </draw:line>
          <draw:line draw:style-name="gr9" draw:text-style-name="P3" draw:layer="layout" svg:x1="1.143cm" svg:y1="5.715cm" svg:x2="7.747cm" svg:y2="5.715cm">
            <text:p/>
          </draw:line>
          <draw:line draw:style-name="gr9" draw:text-style-name="P3" draw:layer="layout" svg:x1="1.143cm" svg:y1="0.635cm" svg:x2="7.747cm" svg:y2="0.635cm">
            <text:p/>
          </draw:line>
        </draw:g>
        <draw:line draw:style-name="gr14" draw:text-style-name="P3" draw:layer="layout" svg:x1="4.445cm" svg:y1="3.81cm" svg:x2="5.08cm" svg:y2="3.81cm">
          <text:p/>
        </draw:line>
        <draw:line draw:style-name="gr14" draw:text-style-name="P3" draw:layer="layout" svg:x1="5.08cm" svg:y1="3.175cm" svg:x2="5.081cm" svg:y2="3.81cm">
          <text:p/>
        </draw:line>
        <draw:frame draw:style-name="gr13" draw:text-style-name="P12" draw:layer="layout" svg:width="1.905cm" svg:height="6.96cm" svg:x="7.876cm" svg:y="0.254cm">
          <draw:text-box>
            <text:p text:style-name="P11"><text:span text:style-name="T4">POS: (0,0)</text:span></text:p>
            <text:p text:style-name="P11"><text:span text:style-name="T4">DIR: 90°</text:span></text:p>
            <text:p text:style-name="P13"><text:span text:style-name="T4">FORWARD 10</text:span></text:p>
            <text:p text:style-name="P13"><text:span text:style-name="T4">LEFT 90</text:span></text:p>
            <text:p text:style-name="P13"><text:span text:style-name="T4">FORWARD 10</text:span></text:p>
            <text:p text:style-name="P13"><text:span text:style-name="T4">LEFT 90</text:span></text:p>
            <text:p text:style-name="P13"><text:span text:style-name="T4">FORWARD 20</text:span></text:p>
            <text:p text:style-name="P13"><text:span text:style-name="T4">LEFT 90</text:span></text:p>
            <text:p text:style-name="P13"><text:span text:style-name="T4">FORWARD 20</text:span></text:p>
            <text:p text:style-name="P13"><text:span text:style-name="T4">LEFT 90</text:span></text:p>
            <text:p text:style-name="P13"><text:span text:style-name="T4">FORWARD 30</text:span></text:p>
            <text:p text:style-name="P13"><text:span text:style-name="T4">LEFT 90</text:span></text:p>
            <text:p text:style-name="P13"><text:span text:style-name="T4">FORWARD 30</text:span></text:p>
            <text:p text:style-name="P13"><text:span text:style-name="T4">LEFT 90</text:span></text:p>
            <text:p text:style-name="P13"><text:span text:style-name="T4">FORWARD 40</text:span></text:p>
            <text:p text:style-name="P13"><text:span text:style-name="T4">LEFT 90</text:span></text:p>
            <text:p text:style-name="P13"><text:span text:style-name="T4">FORWARD 40</text:span></text:p>
            <text:p text:style-name="P13"><text:span text:style-name="T4">LEFT 90</text:span></text:p>
          </draw:text-box>
        </draw:frame>
        <draw:line draw:style-name="gr14" draw:text-style-name="P3" draw:layer="layout" svg:x1="3.81cm" svg:y1="3.175cm" svg:x2="5.08cm" svg:y2="3.175cm">
          <text:p/>
        </draw:line>
        <draw:line draw:style-name="gr14" draw:text-style-name="P3" draw:layer="layout" svg:x1="3.81cm" svg:y1="3.175cm" svg:x2="3.81cm" svg:y2="4.445cm">
          <text:p/>
        </draw:line>
        <draw:line draw:style-name="gr14" draw:text-style-name="P3" draw:layer="layout" svg:x1="3.81cm" svg:y1="4.445cm" svg:x2="5.715cm" svg:y2="4.445cm">
          <text:p/>
        </draw:line>
        <draw:line draw:style-name="gr14" draw:text-style-name="P3" draw:layer="layout" svg:x1="5.715cm" svg:y1="2.54cm" svg:x2="5.715cm" svg:y2="4.445cm">
          <text:p/>
        </draw:line>
        <draw:line draw:style-name="gr14" draw:text-style-name="P3" draw:layer="layout" svg:x1="3.175cm" svg:y1="2.54cm" svg:x2="5.715cm" svg:y2="2.54cm">
          <text:p/>
        </draw:line>
        <draw:line draw:style-name="gr14" draw:text-style-name="P3" draw:layer="layout" svg:x1="3.175cm" svg:y1="2.54cm" svg:x2="3.175cm" svg:y2="5.08cm">
          <text:p/>
        </draw:line>
        <draw:custom-shape draw:style-name="gr12" draw:text-style-name="P10" draw:layer="layout" svg:width="0.254cm" svg:height="0.254cm" draw:transform="rotate (-1.5707963267949) translate (3.302cm 4.9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6" draw:style-name="dp1" draw:master-page-name="Default">
        <draw:frame draw:style-name="gr7" draw:text-style-name="P12" draw:layer="layout" svg:width="7.62cm" svg:height="5.588cm" svg:x="1.27cm" svg:y="0.762cm">
          <draw:text-box>
            <text:p text:style-name="P11"><text:span text:style-name="T3">GO TO (0,0)</text:span></text:p>
            <text:p text:style-name="P11"><text:span text:style-name="T3">POINT IN DIRECTION 90</text:span></text:p>
            <text:p text:style-name="P11"><text:span text:style-name="T3">SET </text:span><text:span text:style-name="T7">LENGTH</text:span><text:span text:style-name="T3"> TO 10</text:span></text:p>
            <text:p text:style-name="P11"><text:span text:style-name="T3">FOREVER</text:span></text:p>
            <text:p text:style-name="P11"><text:span text:style-name="T3"><text:s text:c="4"/></text:span><text:span text:style-name="T3">REPEAT 2 TIMES</text:span></text:p>
            <text:p text:style-name="P11"><text:span text:style-name="T3"><text:s text:c="8"/></text:span><text:span text:style-name="T3">MOVE </text:span><text:span text:style-name="T7">LENGTH</text:span><text:span text:style-name="T3"> STEPS</text:span></text:p>
            <text:p text:style-name="P11"><text:span text:style-name="T3"><text:s text:c="8"/></text:span><text:span text:style-name="T3">TURN LEFT 90</text:span></text:p>
            <text:p text:style-name="P11"><text:span text:style-name="T3"><text:s text:c="4"/></text:span><text:span text:style-name="T3">CHANGE </text:span><text:span text:style-name="T7">LENGTH</text:span><text:span text:style-name="T3"> BY 10</text:span></text:p>
            <text:p text:style-name="P11"><text:span text:style-name="T4"/></text:p>
          </draw:text-box>
        </draw:frame>
      </draw:page>
      <draw:page draw:name="page37" draw:style-name="dp1" draw:master-page-name="Default">
        <draw:frame draw:style-name="gr1" draw:text-style-name="P2" draw:layer="layout" svg:width="8.001cm" svg:height="5.588cm" svg:x="0.89cm" svg:y="0.762cm">
          <draw:text-box>
            <text:p text:style-name="P1"><text:span text:style-name="T1">STELLA A 5 PUNTE</text:span></text:p>
          </draw:text-box>
        </draw:frame>
      </draw:page>
      <draw:page draw:name="page38" draw:style-name="dp1" draw:master-page-name="Default">
        <draw:custom-shape draw:style-name="gr3" draw:text-style-name="P3" draw:layer="layout" svg:width="4.572cm" svg:height="4.572cm" svg:x="2.617cm" svg:y="1.3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04cm" svg:y1="5.869cm" svg:x2="6.171cm" svg:y2="5.869cm">
          <text:p/>
        </draw:line>
      </draw:page>
      <draw:page draw:name="page39" draw:style-name="dp1" draw:master-page-name="Default">
        <draw:custom-shape draw:style-name="gr3" draw:text-style-name="P3" draw:layer="layout" svg:width="4.572cm" svg:height="4.572cm" svg:x="2.617cm" svg:y="1.3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04cm" svg:y1="5.869cm" svg:x2="7.239cm" svg:y2="3.048cm">
          <text:p/>
        </draw:line>
      </draw:page>
      <draw:page draw:name="page40" draw:style-name="dp1" draw:master-page-name="Default">
        <draw:custom-shape draw:style-name="gr3" draw:text-style-name="P3" draw:layer="layout" svg:width="4.572cm" svg:height="4.572cm" svg:x="2.617cm" svg:y="1.3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04cm" svg:y1="5.869cm" svg:x2="7.239cm" svg:y2="3.048cm">
          <text:p/>
        </draw:line>
        <draw:line draw:style-name="gr4" draw:text-style-name="P3" draw:layer="layout" svg:x1="7.112cm" svg:y1="3.048cm" svg:x2="2.667cm" svg:y2="3.048cm">
          <text:p/>
        </draw:line>
      </draw:page>
      <draw:page draw:name="page41" draw:style-name="dp1" draw:master-page-name="Default">
        <draw:custom-shape draw:style-name="gr3" draw:text-style-name="P3" draw:layer="layout" svg:width="4.572cm" svg:height="4.572cm" svg:x="2.617cm" svg:y="1.3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04cm" svg:y1="5.869cm" svg:x2="7.239cm" svg:y2="3.048cm">
          <text:p/>
        </draw:line>
        <draw:line draw:style-name="gr4" draw:text-style-name="P3" draw:layer="layout" svg:x1="7.112cm" svg:y1="3.048cm" svg:x2="2.667cm" svg:y2="3.048cm">
          <text:p/>
        </draw:line>
        <draw:line draw:style-name="gr4" draw:text-style-name="P3" draw:layer="layout" svg:x1="2.667cm" svg:y1="3.048cm" svg:x2="6.223cm" svg:y2="5.842cm">
          <text:p/>
        </draw:line>
      </draw:page>
      <draw:page draw:name="page42" draw:style-name="dp1" draw:master-page-name="Default">
        <draw:custom-shape draw:style-name="gr3" draw:text-style-name="P3" draw:layer="layout" svg:width="4.572cm" svg:height="4.572cm" svg:x="2.617cm" svg:y="1.3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04cm" svg:y1="5.869cm" svg:x2="7.239cm" svg:y2="3.048cm">
          <text:p/>
        </draw:line>
        <draw:line draw:style-name="gr4" draw:text-style-name="P3" draw:layer="layout" svg:x1="7.112cm" svg:y1="3.048cm" svg:x2="2.667cm" svg:y2="3.048cm">
          <text:p/>
        </draw:line>
        <draw:line draw:style-name="gr4" draw:text-style-name="P3" draw:layer="layout" svg:x1="2.667cm" svg:y1="3.048cm" svg:x2="6.223cm" svg:y2="5.842cm">
          <text:p/>
        </draw:line>
        <draw:line draw:style-name="gr4" draw:text-style-name="P3" draw:layer="layout" svg:x1="6.223cm" svg:y1="5.842cm" svg:x2="4.953cm" svg:y2="1.397cm">
          <text:p/>
        </draw:line>
      </draw:page>
      <draw:page draw:name="page43" draw:style-name="dp1" draw:master-page-name="Default">
        <draw:custom-shape draw:style-name="gr3" draw:text-style-name="P3" draw:layer="layout" svg:width="4.572cm" svg:height="4.572cm" svg:x="2.617cm" svg:y="1.3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3" draw:layer="layout" svg:x1="3.504cm" svg:y1="5.869cm" svg:x2="7.239cm" svg:y2="3.048cm">
          <text:p/>
        </draw:line>
        <draw:line draw:style-name="gr4" draw:text-style-name="P3" draw:layer="layout" svg:x1="7.112cm" svg:y1="3.048cm" svg:x2="2.667cm" svg:y2="3.048cm">
          <text:p/>
        </draw:line>
        <draw:line draw:style-name="gr4" draw:text-style-name="P3" draw:layer="layout" svg:x1="2.667cm" svg:y1="3.048cm" svg:x2="6.223cm" svg:y2="5.842cm">
          <text:p/>
        </draw:line>
        <draw:line draw:style-name="gr4" draw:text-style-name="P3" draw:layer="layout" svg:x1="6.223cm" svg:y1="5.842cm" svg:x2="4.953cm" svg:y2="1.397cm">
          <text:p/>
        </draw:line>
        <draw:line draw:style-name="gr4" draw:text-style-name="P3" draw:layer="layout" svg:x1="4.953cm" svg:y1="1.397cm" svg:x2="3.556cm" svg:y2="5.842cm">
          <text:p/>
        </draw:line>
      </draw:page>
      <draw:page draw:name="page44" draw:style-name="dp1" draw:master-page-name="Default">
        <draw:line draw:style-name="gr4" draw:text-style-name="P3" draw:layer="layout" svg:x1="3.504cm" svg:y1="5.869cm" svg:x2="7.239cm" svg:y2="3.048cm">
          <text:p/>
        </draw:line>
        <draw:line draw:style-name="gr4" draw:text-style-name="P3" draw:layer="layout" svg:x1="7.112cm" svg:y1="3.048cm" svg:x2="2.667cm" svg:y2="3.048cm">
          <text:p/>
        </draw:line>
        <draw:line draw:style-name="gr4" draw:text-style-name="P3" draw:layer="layout" svg:x1="2.667cm" svg:y1="3.048cm" svg:x2="6.223cm" svg:y2="5.842cm">
          <text:p/>
        </draw:line>
        <draw:line draw:style-name="gr4" draw:text-style-name="P3" draw:layer="layout" svg:x1="6.223cm" svg:y1="5.842cm" svg:x2="4.953cm" svg:y2="1.397cm">
          <text:p/>
        </draw:line>
        <draw:line draw:style-name="gr4" draw:text-style-name="P3" draw:layer="layout" svg:x1="4.953cm" svg:y1="1.397cm" svg:x2="3.556cm" svg:y2="5.842cm">
          <text:p/>
        </draw:line>
        <draw:custom-shape draw:style-name="gr5" draw:text-style-name="P4" draw:layer="layout" svg:width="1.397cm" svg:height="1.397cm" draw:transform="rotate (-1.2603022528651) translate (5.394cm 0.91cm)">
          <text:p/>
          <draw:enhanced-geometry draw:glue-point-type="segments" draw:type="mso-spt100" draw:modifiers="35.704548701295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5" draw:layer="layout" svg:width="2.794cm" svg:height="0.852cm" svg:x="3.556cm" svg:y="2.409cm">
          <draw:text-box>
            <text:p text:style-name="P1"><text:span text:style-name="T2"><text:s/></text:span><text:span text:style-name="T2">?°</text:span></text:p>
          </draw:text-box>
        </draw:frame>
      </draw:page>
      <draw:page draw:name="page45" draw:style-name="dp1" draw:master-page-name="Default">
        <draw:line draw:style-name="gr15" draw:text-style-name="P3" draw:layer="layout" svg:x1="6.35cm" svg:y1="5.889cm" svg:x2="4.952cm" svg:y2="3.966cm">
          <text:p/>
        </draw:line>
        <draw:line draw:style-name="gr15" draw:text-style-name="P3" draw:layer="layout" svg:x1="3.556cm" svg:y1="5.888cm" svg:x2="4.953cm" svg:y2="3.966cm">
          <text:p/>
        </draw:line>
        <draw:custom-shape draw:style-name="gr16" draw:text-style-name="P3" draw:layer="layout" svg:width="4.953cm" svg:height="4.953cm" svg:x="2.413cm" svg:y="1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239cm" svg:y1="3.048cm" svg:x2="4.954cm" svg:y2="3.966cm">
          <text:p/>
        </draw:line>
        <draw:line draw:style-name="gr15" draw:text-style-name="P3" draw:layer="layout" svg:x1="2.54cm" svg:y1="3.048cm" svg:x2="4.955cm" svg:y2="3.966cm">
          <text:p/>
        </draw:line>
        <draw:line draw:style-name="gr15" draw:text-style-name="P3" draw:layer="layout" svg:x1="4.953cm" svg:y1="1.397cm" svg:x2="4.956cm" svg:y2="3.966cm">
          <text:p/>
        </draw:line>
        <draw:line draw:style-name="gr17" draw:text-style-name="P3" draw:layer="layout" svg:x1="3.504cm" svg:y1="5.869cm" svg:x2="7.239cm" svg:y2="3.048cm">
          <text:p/>
        </draw:line>
        <draw:line draw:style-name="gr17" draw:text-style-name="P3" draw:layer="layout" svg:x1="7.112cm" svg:y1="3.048cm" svg:x2="2.667cm" svg:y2="3.048cm">
          <text:p/>
        </draw:line>
        <draw:line draw:style-name="gr17" draw:text-style-name="P3" draw:layer="layout" svg:x1="2.667cm" svg:y1="3.048cm" svg:x2="6.223cm" svg:y2="5.842cm">
          <text:p/>
        </draw:line>
        <draw:line draw:style-name="gr18" draw:text-style-name="P3" draw:layer="layout" svg:x1="6.223cm" svg:y1="5.842cm" svg:x2="4.953cm" svg:y2="1.397cm">
          <text:p/>
        </draw:line>
        <draw:line draw:style-name="gr4" draw:text-style-name="P3" draw:layer="layout" svg:x1="4.953cm" svg:y1="1.397cm" svg:x2="3.556cm" svg:y2="5.842cm">
          <text:p/>
        </draw:line>
        <draw:custom-shape draw:style-name="gr3" draw:text-style-name="P3" draw:layer="layout" svg:width="4.572cm" svg:height="4.572cm" svg:x="2.618cm" svg:y="1.32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5" draw:text-style-name="P4" draw:layer="layout" svg:width="1.397cm" svg:height="1.397cm" draw:transform="rotate (-1.2603022528651) translate (5.394cm 0.91cm)">
          <text:p/>
          <draw:enhanced-geometry draw:glue-point-type="segments" draw:type="mso-spt100" draw:modifiers="35.704548701295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1.397cm" svg:height="1.397cm" draw:transform="rotate (-0.959058423970884) translate (5.125cm 2.988cm)">
          <text:p/>
          <draw:enhanced-geometry draw:glue-point-type="segments" draw:type="mso-spt100" draw:modifiers="71.096434932364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6" draw:style-name="dp1" draw:master-page-name="Default">
        <draw:line draw:style-name="gr15" draw:text-style-name="P3" draw:layer="layout" svg:x1="6.35cm" svg:y1="5.889cm" svg:x2="4.952cm" svg:y2="3.966cm">
          <text:p/>
        </draw:line>
        <draw:line draw:style-name="gr15" draw:text-style-name="P3" draw:layer="layout" svg:x1="3.556cm" svg:y1="5.888cm" svg:x2="4.953cm" svg:y2="3.966cm">
          <text:p/>
        </draw:line>
        <draw:custom-shape draw:style-name="gr19" draw:text-style-name="P3" draw:layer="layout" svg:width="4.953cm" svg:height="4.953cm" svg:x="2.413cm" svg:y="1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239cm" svg:y1="3.048cm" svg:x2="4.954cm" svg:y2="3.966cm">
          <text:p/>
        </draw:line>
        <draw:line draw:style-name="gr15" draw:text-style-name="P3" draw:layer="layout" svg:x1="2.54cm" svg:y1="3.048cm" svg:x2="4.955cm" svg:y2="3.966cm">
          <text:p/>
        </draw:line>
        <draw:line draw:style-name="gr15" draw:text-style-name="P3" draw:layer="layout" svg:x1="4.953cm" svg:y1="1.397cm" svg:x2="4.956cm" svg:y2="3.966cm">
          <text:p/>
        </draw:line>
        <draw:line draw:style-name="gr17" draw:text-style-name="P3" draw:layer="layout" svg:x1="3.504cm" svg:y1="5.869cm" svg:x2="7.239cm" svg:y2="3.048cm">
          <text:p/>
        </draw:line>
        <draw:line draw:style-name="gr17" draw:text-style-name="P3" draw:layer="layout" svg:x1="7.112cm" svg:y1="3.048cm" svg:x2="2.667cm" svg:y2="3.048cm">
          <text:p/>
        </draw:line>
        <draw:line draw:style-name="gr17" draw:text-style-name="P3" draw:layer="layout" svg:x1="2.667cm" svg:y1="3.048cm" svg:x2="6.223cm" svg:y2="5.842cm">
          <text:p/>
        </draw:line>
        <draw:line draw:style-name="gr18" draw:text-style-name="P3" draw:layer="layout" svg:x1="6.223cm" svg:y1="5.842cm" svg:x2="4.953cm" svg:y2="1.397cm">
          <text:p/>
        </draw:line>
        <draw:line draw:style-name="gr4" draw:text-style-name="P3" draw:layer="layout" svg:x1="4.953cm" svg:y1="1.397cm" svg:x2="3.556cm" svg:y2="5.842cm">
          <text:p/>
        </draw:line>
        <draw:custom-shape draw:style-name="gr3" draw:text-style-name="P3" draw:layer="layout" svg:width="4.572cm" svg:height="4.572cm" svg:x="2.618cm" svg:y="1.32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5" draw:text-style-name="P4" draw:layer="layout" svg:width="1.397cm" svg:height="1.397cm" draw:transform="rotate (-1.2603022528651) translate (5.394cm 0.91cm)">
          <text:p/>
          <draw:enhanced-geometry draw:glue-point-type="segments" draw:type="mso-spt100" draw:modifiers="35.704548701295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1.397cm" svg:height="1.397cm" draw:transform="rotate (-0.959058423970884) translate (5.125cm 2.988cm)">
          <text:p/>
          <draw:enhanced-geometry draw:glue-point-type="segments" draw:type="mso-spt100" draw:modifiers="71.096434932364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5" draw:layer="layout" svg:width="2.794cm" svg:height="0.852cm" svg:x="3.556cm" svg:y="4.609cm">
          <draw:text-box>
            <text:p text:style-name="P1"><text:span text:style-name="T2"><text:s/></text:span><text:span text:style-name="T2">72°</text:span></text:p>
          </draw:text-box>
        </draw:frame>
      </draw:page>
      <draw:page draw:name="page47" draw:style-name="dp1" draw:master-page-name="Default">
        <draw:line draw:style-name="gr15" draw:text-style-name="P3" draw:layer="layout" svg:x1="6.35cm" svg:y1="5.889cm" svg:x2="4.952cm" svg:y2="3.966cm">
          <text:p/>
        </draw:line>
        <draw:line draw:style-name="gr15" draw:text-style-name="P3" draw:layer="layout" svg:x1="3.556cm" svg:y1="5.888cm" svg:x2="4.953cm" svg:y2="3.966cm">
          <text:p/>
        </draw:line>
        <draw:custom-shape draw:style-name="gr19" draw:text-style-name="P3" draw:layer="layout" svg:width="4.953cm" svg:height="4.953cm" svg:x="2.413cm" svg:y="1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239cm" svg:y1="3.048cm" svg:x2="4.954cm" svg:y2="3.966cm">
          <text:p/>
        </draw:line>
        <draw:line draw:style-name="gr15" draw:text-style-name="P3" draw:layer="layout" svg:x1="2.54cm" svg:y1="3.048cm" svg:x2="4.955cm" svg:y2="3.966cm">
          <text:p/>
        </draw:line>
        <draw:line draw:style-name="gr15" draw:text-style-name="P3" draw:layer="layout" svg:x1="4.953cm" svg:y1="1.397cm" svg:x2="4.956cm" svg:y2="3.966cm">
          <text:p/>
        </draw:line>
        <draw:line draw:style-name="gr17" draw:text-style-name="P3" draw:layer="layout" svg:x1="3.504cm" svg:y1="5.869cm" svg:x2="7.239cm" svg:y2="3.048cm">
          <text:p/>
        </draw:line>
        <draw:line draw:style-name="gr17" draw:text-style-name="P3" draw:layer="layout" svg:x1="7.112cm" svg:y1="3.048cm" svg:x2="2.667cm" svg:y2="3.048cm">
          <text:p/>
        </draw:line>
        <draw:line draw:style-name="gr17" draw:text-style-name="P3" draw:layer="layout" svg:x1="2.667cm" svg:y1="3.048cm" svg:x2="6.223cm" svg:y2="5.842cm">
          <text:p/>
        </draw:line>
        <draw:line draw:style-name="gr18" draw:text-style-name="P3" draw:layer="layout" svg:x1="6.223cm" svg:y1="5.842cm" svg:x2="4.953cm" svg:y2="1.397cm">
          <text:p/>
        </draw:line>
        <draw:line draw:style-name="gr4" draw:text-style-name="P3" draw:layer="layout" svg:x1="4.953cm" svg:y1="1.397cm" svg:x2="3.556cm" svg:y2="5.842cm">
          <text:p/>
        </draw:line>
        <draw:custom-shape draw:style-name="gr3" draw:text-style-name="P3" draw:layer="layout" svg:width="4.572cm" svg:height="4.572cm" svg:x="2.618cm" svg:y="1.32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5" draw:text-style-name="P4" draw:layer="layout" svg:width="1.397cm" svg:height="1.397cm" draw:transform="rotate (-1.2603022528651) translate (5.394cm 0.91cm)">
          <text:p/>
          <draw:enhanced-geometry draw:glue-point-type="segments" draw:type="mso-spt100" draw:modifiers="35.704548701295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1.397cm" svg:height="1.397cm" draw:transform="rotate (-0.959058423970884) translate (5.125cm 2.988cm)">
          <text:p/>
          <draw:enhanced-geometry draw:glue-point-type="segments" draw:type="mso-spt100" draw:modifiers="71.096434932364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5" draw:layer="layout" svg:width="2.794cm" svg:height="0.852cm" svg:x="3.556cm" svg:y="2.409cm">
          <draw:text-box>
            <text:p text:style-name="P1"><text:span text:style-name="T2"><text:s/></text:span><text:span text:style-name="T2">36°</text:span></text:p>
          </draw:text-box>
        </draw:frame>
        <draw:frame draw:style-name="gr6" draw:text-style-name="P5" draw:layer="layout" svg:width="2.794cm" svg:height="0.852cm" svg:x="3.556cm" svg:y="4.609cm">
          <draw:text-box>
            <text:p text:style-name="P1"><text:span text:style-name="T2"><text:s/></text:span><text:span text:style-name="T2">72°</text:span></text:p>
          </draw:text-box>
        </draw:frame>
      </draw:page>
      <draw:page draw:name="page48" draw:style-name="dp1" draw:master-page-name="Default">
        <draw:frame draw:style-name="gr7" draw:text-style-name="P7" draw:layer="layout" svg:width="7.62cm" svg:height="5.588cm" svg:x="1.27cm" svg:y="0.762cm">
          <draw:text-box>
            <text:p text:style-name="P1"><text:span text:style-name="T3"/></text:p>
            <text:p text:style-name="P1"><text:span text:style-name="T3">Arrivato allo spigolo si torna indietro</text:span></text:p>
            <text:p text:style-name="P1"><text:span text:style-name="T3"/></text:p>
            <text:p text:style-name="P1"><text:span text:style-name="T3">con un’angolazione di 360° / 5 / 2:</text:span></text:p>
            <text:p text:style-name="P1"><text:span text:style-name="T3"/></text:p>
            <text:p text:style-name="P1"><text:span text:style-name="T3">180° - 36° = 144°</text:span></text:p>
          </draw:text-box>
        </draw:frame>
      </draw:page>
      <draw:page draw:name="page49" draw:style-name="dp1" draw:master-page-name="Default">
        <draw:line draw:style-name="gr4" draw:text-style-name="P3" draw:layer="layout" svg:x1="3.504cm" svg:y1="5.869cm" svg:x2="7.239cm" svg:y2="3.048cm">
          <text:p/>
        </draw:line>
        <draw:line draw:style-name="gr4" draw:text-style-name="P3" draw:layer="layout" svg:x1="7.112cm" svg:y1="3.048cm" svg:x2="2.667cm" svg:y2="3.048cm">
          <text:p/>
        </draw:line>
        <draw:line draw:style-name="gr4" draw:text-style-name="P3" draw:layer="layout" svg:x1="2.667cm" svg:y1="3.048cm" svg:x2="6.223cm" svg:y2="5.842cm">
          <text:p/>
        </draw:line>
        <draw:line draw:style-name="gr4" draw:text-style-name="P3" draw:layer="layout" svg:x1="6.223cm" svg:y1="5.842cm" svg:x2="4.953cm" svg:y2="1.397cm">
          <text:p/>
        </draw:line>
        <draw:line draw:style-name="gr4" draw:text-style-name="P3" draw:layer="layout" svg:x1="4.953cm" svg:y1="1.397cm" svg:x2="3.556cm" svg:y2="5.842cm">
          <text:p/>
        </draw:line>
        <draw:custom-shape draw:style-name="gr5" draw:text-style-name="P4" draw:layer="layout" svg:width="1.397cm" svg:height="1.397cm" draw:transform="rotate (-1.2603022528651) translate (5.394cm 0.91cm)">
          <text:p/>
          <draw:enhanced-geometry draw:glue-point-type="segments" draw:type="mso-spt100" draw:modifiers="35.704548701295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5" draw:layer="layout" svg:width="2.794cm" svg:height="0.852cm" svg:x="3.556cm" svg:y="2.409cm">
          <draw:text-box>
            <text:p text:style-name="P8"><text:span text:style-name="T2"><text:s/></text:span><text:span text:style-name="T2">36°</text:span></text:p>
          </draw:text-box>
        </draw:frame>
      </draw:page>
      <draw:page draw:name="page50" draw:style-name="dp1" draw:master-page-name="Default">
        <draw:line draw:style-name="gr4" draw:text-style-name="P3" draw:layer="layout" svg:x1="3.504cm" svg:y1="5.869cm" svg:x2="7.239cm" svg:y2="3.048cm">
          <text:p/>
        </draw:line>
        <draw:line draw:style-name="gr4" draw:text-style-name="P3" draw:layer="layout" svg:x1="7.112cm" svg:y1="3.048cm" svg:x2="2.667cm" svg:y2="3.048cm">
          <text:p/>
        </draw:line>
        <draw:line draw:style-name="gr4" draw:text-style-name="P3" draw:layer="layout" svg:x1="2.667cm" svg:y1="3.048cm" svg:x2="6.223cm" svg:y2="5.842cm">
          <text:p/>
        </draw:line>
        <draw:line draw:style-name="gr4" draw:text-style-name="P3" draw:layer="layout" svg:x1="6.223cm" svg:y1="5.842cm" svg:x2="4.953cm" svg:y2="1.397cm">
          <text:p/>
        </draw:line>
        <draw:line draw:style-name="gr4" draw:text-style-name="P3" draw:layer="layout" svg:x1="4.953cm" svg:y1="1.397cm" svg:x2="3.556cm" svg:y2="5.842cm">
          <text:p/>
        </draw:line>
        <draw:custom-shape draw:style-name="gr5" draw:text-style-name="P4" draw:layer="layout" svg:width="1.397cm" svg:height="1.397cm" draw:transform="rotate (-1.54828157944417) translate (5.684cm 0.889cm)">
          <text:p/>
          <draw:enhanced-geometry draw:glue-point-type="segments" draw:type="mso-spt100" draw:modifiers="162.856844623324 19.5988113245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5" draw:layer="layout" svg:width="4.318cm" svg:height="0.852cm" svg:x="0.381cm" svg:y="1.307cm">
          <draw:text-box>
            <text:p text:style-name="P8"><text:span text:style-name="T2"><text:s/></text:span><text:span text:style-name="T2">180°- 36°=144°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jari Regular2" svg:font-family="'Manjari Regular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jari Regular" svg:font-family="'Manjari Regular'" style:font-family-generic="roman" style:font-pitch="variable"/>
    <style:font-face style:name="Manjari Regular1" svg:font-family="'Manjari Regular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Tw Cen MT Condensed" svg:font-family="'Tw Cen MT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2b3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2b3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svg:stroke-color="#3465a4" draw:fill="none"/>
      <style:text-properties fo:color="#002b36" loext:opacity="100%" style:font-name="Manjari Regular2" fo:font-family="'Manjari Regular'" style:font-style-name="Bold" style:font-pitch="variable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04cm" fo:page-height="7.2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9T11:36:48.367902676</meta:creation-date>
    <dc:date>2022-01-23T11:34:02.350000000</dc:date>
    <meta:editing-duration>PT2H23M21S</meta:editing-duration>
    <meta:editing-cycles>27</meta:editing-cycles>
    <meta:generator>LibreOffice/7.1.3.2$Windows_X86_64 LibreOffice_project/47f78053abe362b9384784d31a6e56f8511eb1c1</meta:generator>
    <meta:document-statistic meta:object-count="636"/>
  </office:meta>
</office:document-meta>
</file>